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ckReceive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ckReceiveGenerator.compileOnMessage( String varname , String plink , String operation , String messageExchangeId , QName portType , boolean createInstance , Collection &lt; Correlation &gt; correlation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